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1678650558570989191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473248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418176790809493810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1160281705421483818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prev sections</text:p>
                </text:list-item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scale</text:p>
                </text:list-item>
                <text:list-item>
                  <text:p text:style-name="P13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<text:soft-page-break/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989062858604861219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<text:soft-page-break/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464152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485440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6475211725541596193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477164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ext:soft-page-break/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468339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824579312624978281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8474985" text:continue-list="list38468339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8467290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7T18:26:38.59</dc:date>
    <dc:creator>iwabuchi ken</dc:creator>
    <meta:editing-duration>P1DT19H20M25S</meta:editing-duration>
    <meta:editing-cycles>49</meta:editing-cycles>
    <meta:generator>OpenOffice/4.1.3$Win32 OpenOffice.org_project/413m1$Build-9783</meta:generator>
    <meta:document-statistic meta:table-count="8" meta:image-count="0" meta:object-count="0" meta:page-count="6" meta:paragraph-count="156" meta:word-count="633" meta:character-count="4042"/>
  </office:meta>
</office:document-meta>
</file>